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03000003CC7449E5D2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pendix: Cost estimating with Agile Cocomo II</text:h>
      <text:p text:style-name="Standard">Cost estimation screen-shot from Agile Cocomo II program.</text:p>
      <text:p text:style-name="Standard"/>
      <text:p text:style-name="Standard"><draw:frame draw:style-name="fr1" draw:name="graphics1" text:anchor-type="as-char" svg:width="16.432cm" svg:height="15.559cm" draw:z-index="0"><draw:image xlink:href="Pictures/200000070000403000003CC7449E5D26.svm" xlink:type="simple" xlink:show="embed" xlink:actuate="onLoad"/></draw:frame></text:p>
      <text:p text:style-name="Standard"/>
      <text:p text:style-name="P1">VH = Very High, <text:s/>H = High, XH = <text:s/>Extra High, N= Nominal, L = Low, <text:s/>VL = Very 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Kereena Davidsen</meta:initial-creator>
    <meta:creation-date>2008-09-20T13:12:26</meta:creation-date>
    <dc:creator>Kereena Davidsen</dc:creator>
    <dc:date>2008-09-20T13:18:31</dc:date>
    <meta:editing-cycles>4</meta:editing-cycles>
    <meta:editing-duration>PT6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31" meta:character-count="184"/>
  </office:meta>
</office:document-meta>
</file>